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8pt" fo:font-weight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fo:font-weight="bold"/>
    </style:style>
    <style:style style:name="P4" style:family="paragraph" style:parent-style-name="Text_20_body">
      <style:paragraph-properties fo:text-align="center" style:justify-single-word="false"/>
      <style:text-properties fo:font-weight="bold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Standard">
      <style:text-properties style:text-underline-style="solid" style:text-underline-width="auto" style:text-underline-color="font-color" fo:font-weight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size="14pt" fo:font-weight="bold"/>
    </style:style>
    <style:style style:name="T2" style:family="text">
      <style:text-properties fo:font-weight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urzfassung</text:p>
      <text:p text:style-name="P2"/>
      <text:p text:style-name="P2">Titel:</text:p>
      <text:p text:style-name="P3">USB-Stack für Embedded-Systeme</text:p>
      <text:p text:style-name="P2">Autor: <text:span text:style-name="T1">Benedikt Sauter</text:span></text:p>
      <text:p text:style-name="P2">Aufgabensteller: Fachhochschule Augsburg</text:p>
      <text:p text:style-name="P2">Erstprüfer: <text:span text:style-name="T2">Prof. Dr. Hubert Högl</text:span></text:p>
      <text:p text:style-name="P4"><text:span text:style-name="T3">Zweitprüfer:</text:span> Prof. Dr.-Ing. Gundolf Kiefer</text:p>
      <text:p text:style-name="P4"/>
      <text:p text:style-name="P2">Abgabesemester: SS 2007</text:p>
      <text:p text:style-name="P5"/>
      <text:p text:style-name="P5"><text:span text:style-name="T2">Themengebiet:</text:span> Embedded-Systeme</text:p>
      <text:p text:style-name="P5"><text:span text:style-name="T2">Schlagworte:</text:span> USB, USB-Host-Controller, Protokollstack</text:p>
      <text:p text:style-name="P6"/>
      <text:p text:style-name="Standard"><text:span text:style-name="T4">Zusammenfassung</text:span><text:span text:style-name="T2">:</text:span><text:span text:style-name="T3"> </text:span></text:p>
      <text:p text:style-name="P7"/>
      <text:p text:style-name="P7">Das Ziel der Diplomarbeit war es, einen freien, portablen und erweiterbaren USB-Host-Stack für Embedded-Systeme zu entwerfen und zu implementieren.</text:p>
      <text:p text:style-name="Standard"/>
      <text:p text:style-name="Standard">Im ersten Teil der Arbeit wird ein Überblick über USB gegeben, worauf aufbauend das Softwarekonzept und die notwendigen Strategien des USB-Stacks dargestellt werden.</text:p>
      <text:p text:style-name="Standard"/>
      <text:p text:style-name="Standard">Im weiteren Verlauf ist der praktische Teil der Arbeit beschrieben. Es wird</text:p>
      <text:p text:style-name="Standard">auf die Implementierung des USB-Kerns, die verschiedenen Treiber und auf eine einfache Anwendung eingegangen. Desweiteren wird die im Rahmen der Diplomarbeit entworfenen Testplatine vorgestellt.</text:p>
      <text:p text:style-name="Standard"/>
      <text:p text:style-name="Standard">Das Projekt wird nach Abgabe der Diplomarbeit als Open-Source-Projekt veröffentlicht und soll weiter entwickelt werden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de" fo:country="DE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7-16T20:32:36</meta:creation-date>
    <dc:date>2007-07-17T08:07:09</dc:date>
    <meta:print-date>2007-07-16T21:08:24</meta:print-date>
    <dc:language>de-DE</dc:language>
    <meta:editing-cycles>9</meta:editing-cycles>
    <meta:editing-duration>PT1H48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137" meta:character-count="1007"/>
  </office:meta>
</office:document-meta>
</file>